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6.925in" table:align="margins"/>
    </style:style>
    <style:style style:name="Tabla2.A" style:family="table-column">
      <style:table-column-properties style:column-width="3.4625in" style:rel-column-width="32767*"/>
    </style:style>
    <style:style style:name="Tabla2.B" style:family="table-column">
      <style:table-column-properties style:column-width="3.4625in" style:rel-column-width="32768*"/>
    </style:style>
    <style:style style:name="Tabla2.A1" style:family="table-cell">
      <style:table-cell-properties style:writing-mode="page"/>
    </style:style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3.4625in" style:rel-column-width="32767*"/>
    </style:style>
    <style:style style:name="Tabla1.B" style:family="table-column">
      <style:table-column-properties style:column-width="3.4625in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6.925in" table:align="margins"/>
    </style:style>
    <style:style style:name="Tabla3.A" style:family="table-column">
      <style:table-column-properties style:column-width="3.4625in" style:rel-column-width="32767*"/>
    </style:style>
    <style:style style:name="Tabla3.B" style:family="table-column">
      <style:table-column-properties style:column-width="3.4625in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3.4625in" style:rel-column-width="32767*"/>
    </style:style>
    <style:style style:name="Tabla4.B" style:family="table-column">
      <style:table-column-properties style:column-width="3.4625in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3.4625in" style:rel-column-width="32767*"/>
    </style:style>
    <style:style style:name="Tabla5.B" style:family="table-column">
      <style:table-column-properties style:column-width="3.4625in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6.925in" table:align="margins"/>
    </style:style>
    <style:style style:name="Tabla6.A" style:family="table-column">
      <style:table-column-properties style:column-width="3.4625in" style:rel-column-width="32767*"/>
    </style:style>
    <style:style style:name="Tabla6.B" style:family="table-column">
      <style:table-column-properties style:column-width="3.4625in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6.925in" table:align="margins"/>
    </style:style>
    <style:style style:name="Tabla7.A" style:family="table-column">
      <style:table-column-properties style:column-width="3.4625in" style:rel-column-width="32767*"/>
    </style:style>
    <style:style style:name="Tabla7.B" style:family="table-column">
      <style:table-column-properties style:column-width="3.4625in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6.925in" table:align="margins"/>
    </style:style>
    <style:style style:name="Tabla8.A" style:family="table-column">
      <style:table-column-properties style:column-width="3.4625in" style:rel-column-width="32767*"/>
    </style:style>
    <style:style style:name="Tabla8.B" style:family="table-column">
      <style:table-column-properties style:column-width="3.4625in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6.925in" table:align="margins"/>
    </style:style>
    <style:style style:name="Tabla9.A" style:family="table-column">
      <style:table-column-properties style:column-width="3.4625in" style:rel-column-width="32767*"/>
    </style:style>
    <style:style style:name="Tabla9.B" style:family="table-column">
      <style:table-column-properties style:column-width="3.4625in" style:rel-column-width="32768*"/>
    </style:style>
    <style:style style:name="Tabla9.A1" style:family="table-cell">
      <style:table-cell-properties style:writing-mode="page"/>
    </style:style>
    <style:style style:name="P1" style:family="paragraph" style:parent-style-name="Title">
      <style:paragraph-properties fo:break-before="page"/>
      <style:text-properties officeooo:rsid="0019aea5" officeooo:paragraph-rsid="0019aea5"/>
    </style:style>
    <style:style style:name="P2" style:family="paragraph" style:parent-style-name="Table_20_Contents">
      <style:text-properties officeooo:rsid="0019aea5" officeooo:paragraph-rsid="0019aea5"/>
    </style:style>
    <style:style style:name="P3" style:family="paragraph" style:parent-style-name="Table_20_Contents">
      <style:text-properties officeooo:rsid="000956e8" officeooo:paragraph-rsid="00190e3b"/>
    </style:style>
    <style:style style:name="P4" style:family="paragraph" style:parent-style-name="Text_20_body">
      <style:text-properties officeooo:rsid="000956e8" officeooo:paragraph-rsid="00190e3b"/>
    </style:style>
    <style:style style:name="P5" style:family="paragraph" style:parent-style-name="Table_20_Contents">
      <style:text-properties officeooo:paragraph-rsid="00190e3b"/>
    </style:style>
    <style:style style:name="P6" style:family="paragraph" style:parent-style-name="Table_20_Contents">
      <style:text-properties fo:font-weight="bold" officeooo:rsid="0019aea5" officeooo:paragraph-rsid="0019aea5" style:font-weight-asian="bold" style:font-weight-complex="bold"/>
    </style:style>
    <style:style style:name="P7" style:family="paragraph" style:parent-style-name="Text_20_body">
      <style:text-properties officeooo:rsid="001b3703" officeooo:paragraph-rsid="001b3703"/>
    </style:style>
    <style:style style:name="P8" style:family="paragraph" style:parent-style-name="Heading_20_1">
      <style:text-properties officeooo:rsid="000956e8" officeooo:paragraph-rsid="00190e3b"/>
    </style:style>
    <style:style style:name="P9" style:family="paragraph" style:parent-style-name="Heading_20_1">
      <style:paragraph-properties fo:break-before="page"/>
      <style:text-properties officeooo:rsid="000956e8" officeooo:paragraph-rsid="00190e3b"/>
    </style:style>
    <style:style style:name="P10" style:family="paragraph" style:parent-style-name="Table_20_Contents">
      <style:text-properties officeooo:rsid="001cde37" officeooo:paragraph-rsid="001cde37"/>
    </style:style>
    <style:style style:name="T1" style:family="text">
      <style:text-properties officeooo:rsid="0019aea5"/>
    </style:style>
    <style:style style:name="T2" style:family="text">
      <style:text-properties officeooo:rsid="001cde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embebidos</text:p>
      <text:h text:style-name="P8" text:outline-level="1">Notas</text:h>
      <text:p text:style-name="P4">Día: <text:span text:style-name="T1">19</text:span>/<text:span text:style-name="T1">marzo</text:span>/2024</text:p>
      <text:p text:style-name="P4">Tema: <text:span text:style-name="T1">Ptimer parcial</text:span>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Pregunta/Concepto</text:p>
          </table:table-cell>
          <table:table-cell table:style-name="Tabla2.A1" office:value-type="string">
            <text:p text:style-name="P3">Respuesta</text:p>
          </table:table-cell>
        </table:table-row>
        <table:table-row>
          <table:table-cell table:style-name="Tabla2.A1" office:value-type="string">
            <text:p text:style-name="P2">Sistema mínimo</text:p>
          </table:table-cell>
          <table:table-cell table:style-name="Tabla2.A1" office:value-type="string">
            <text:p text:style-name="P2">Es un circuito eléctrico- electrónico mínimo necesario para poder hacer que un microcontrolador o microprocesador pueda ejecutar un programa. Bastan oscilador, reset y alimentación.</text:p>
          </table:table-cell>
        </table:table-row>
        <table:table-row>
          <table:table-cell table:style-name="Tabla2.A1" office:value-type="string">
            <text:p text:style-name="P2">Buses</text:p>
          </table:table-cell>
          <table:table-cell table:style-name="Tabla2.A1" office:value-type="string">
            <text:p text:style-name="P2">Canales de comunicación entre el CPU, periféricos y unidades de memoria.</text:p>
          </table:table-cell>
        </table:table-row>
        <table:table-row>
          <table:table-cell table:style-name="Tabla2.A1" office:value-type="string">
            <text:p text:style-name="P2">Bus de datos</text:p>
          </table:table-cell>
          <table:table-cell table:style-name="Tabla2.A1" office:value-type="string">
            <text:p text:style-name="P2">Su trabajo es mandar los datos como tal, entre la CPU y las unidades de memoria</text:p>
          </table:table-cell>
        </table:table-row>
        <table:table-row>
          <table:table-cell table:style-name="Tabla2.A1" office:value-type="string">
            <text:p text:style-name="P2">Bus de <text:s/>direcciones</text:p>
          </table:table-cell>
          <table:table-cell table:style-name="Tabla2.A1" office:value-type="string">
            <text:p text:style-name="P2">Controla a donde se envía</text:p>
          </table:table-cell>
        </table:table-row>
        <table:table-row>
          <table:table-cell table:style-name="Tabla2.A1" office:value-type="string">
            <text:p text:style-name="P2">Bus de control</text:p>
          </table:table-cell>
          <table:table-cell table:style-name="Tabla2.A1" office:value-type="string">
            <text:p text:style-name="P2">En que momento se envían estos datos</text:p>
          </table:table-cell>
        </table:table-row>
        <table:table-row>
          <table:table-cell table:style-name="Tabla2.A1" office:value-type="string">
            <text:p text:style-name="P2">Registros</text:p>
          </table:table-cell>
          <table:table-cell table:style-name="Tabla2.A1" office:value-type="string">
            <text:p text:style-name="P2">Son unidades de memoria (8 bits) que son usados para ls configuración de los periféricos, puertos e incluso la CPU</text:p>
          </table:table-cell>
        </table:table-row>
        <table:table-row>
          <table:table-cell table:style-name="Tabla2.A1" office:value-type="string">
            <text:p text:style-name="P2">Reloj</text:p>
          </table:table-cell>
          <table:table-cell table:style-name="Tabla2.A1" office:value-type="string">
            <text:p text:style-name="P2">Sistema por medio del cual un sistema secuencial sincroniza los eventos internos de ejecución de un programa</text:p>
          </table:table-cell>
        </table:table-row>
        <table:table-row>
          <table:table-cell table:style-name="Tabla2.A1" office:value-type="string">
            <text:p text:style-name="P2">Reset</text:p>
          </table:table-cell>
          <table:table-cell table:style-name="Tabla2.A1" office:value-type="string">
            <text:p text:style-name="P2">Mecanismo por medio del cual el microcontrolador regresa a la dirección de memoria 0x000H de la ejecución del programa, además de hacer que todos los registros y periféricos regresen a sus valores por defecto.</text:p>
          </table:table-cell>
        </table:table-row>
        <table:table-row>
          <table:table-cell table:style-name="Tabla2.A1" office:value-type="string">
            <text:p text:style-name="P2">Puertos</text:p>
          </table:table-cell>
          <table:table-cell table:style-name="Tabla2.A1" office:value-type="string">
            <text:p text:style-name="P2">Hasta 5 puertos en el microcontrolador</text:p>
            <text:p text:style-name="P2"/>
          </table:table-cell>
        </table:table-row>
        <table:table-row>
          <table:table-cell table:style-name="Tabla2.A1" office:value-type="string">
            <text:p text:style-name="P2">Registros</text:p>
          </table:table-cell>
          <table:table-cell table:style-name="Tabla2.A1" office:value-type="string">
            <text:p text:style-name="P2">TRISX: Modo del puerto, salida o entrada</text:p>
            <text:p text:style-name="P6">0=Salida <text:s text:c="3"/>1=Entrada</text:p>
            <text:p text:style-name="P2"/>
            <text:p text:style-name="P2">PORTX: Poder leer del puerto</text:p>
            <text:p text:style-name="P2">LATX: Poder escribir al puerto</text:p>
            <text:p text:style-name="P2">ANSELX: Definir si el puerto será como entrada/salida, digital o analógica</text:p>
            <text:p text:style-name="P6">0=Digital buffer <text:s text:c="3"/>1=analogic buffer</text:p>
            <text:p text:style-name="P2"/>
          </table:table-cell>
        </table:table-row>
      </table:table>
      <text:p text:style-name="P4">Resumen:</text:p>
      <text:p text:style-name="P7"><text:soft-page-break/>Un microcontrolador se diferencía de un microprocesador por que el primero puede ser de propósito general y un microprocesador es de propósito específico.</text:p>
      <text:p text:style-name="P7">Ambos tienen en su estructura interna buses, que usan para intercambiar datos, direcciones y controles.</text:p>
      <text:p text:style-name="P7">Además de contener registros los cuales son unidades de memoria “RAM” que se usan para configurar los periféricos.</text:p>
      <text:p text:style-name="P7">Tiene dos circuitos básicos, reloj usado para sincronizar los componentes de un sistema secuencial y reset usado para mandar a 0 la instrucción de ejecución del programa y poner en predetermiados los valores de los regristros y periféricos</text:p>
      <text:p text:style-name="P7">TRISX: puerto en entrada o salida 0 = salida 1=entrada</text:p>
      <text:p text:style-name="P7">PORTX= lectura del puerto</text:p>
      <text:p text:style-name="P7">LATX=escritura al puerto</text:p>
      <text:p text:style-name="P7">ANSELX=digital/analógico 0=digital 1=analógico</text:p>
      <text:h text:style-name="P9" text:outline-level="1">Notas</text:h>
      <text:p text:style-name="P4">Día: <text:span text:style-name="T2">24</text:span>/<text:span text:style-name="T2">04</text:span>/2024</text:p>
      <text:p text:style-name="P4">Tema: <text:span text:style-name="T2">Módulos de temporizaión</text:span>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Pregunta/Concepto</text:p>
          </table:table-cell>
          <table:table-cell table:style-name="Tabla1.A1" office:value-type="string">
            <text:p text:style-name="P3">Respuesta</text:p>
          </table:table-cell>
        </table:table-row>
        <table:table-row>
          <table:table-cell table:style-name="Tabla1.A1" office:value-type="string">
            <text:p text:style-name="P10">Timers</text:p>
          </table:table-cell>
          <table:table-cell table:style-name="Tabla1.A1" office:value-type="string">
            <text:p text:style-name="P10">Circuito que genera una señal de interrupción cuando ha pasado un determinado tiempo. Implementación de hardware de contadores binarios para propósitos específcos.</text:p>
            <text:p text:style-name="P10">Si es contador toma los pulsos de un fuente externa.</text:p>
          </table:table-cell>
        </table:table-row>
        <table:table-row>
          <table:table-cell table:style-name="Tabla1.A1" office:value-type="string">
            <text:p text:style-name="P10">Uso</text:p>
          </table:table-cell>
          <table:table-cell table:style-name="Tabla1.A1" office:value-type="string">
            <text:p text:style-name="P10">Timer0, de 8 a 16 bits, registros de lectura y escritura.</text:p>
            <text:p text:style-name="P10">Interrupción por overflow.</text:p>
            <text:p text:style-name="P10">Tipo de flanco a utilizar.</text:p>
            <text:p text:style-name="P10">T0CON.</text:p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</table:table>
      <text:p text:style-name="P4"/>
      <text:p text:style-name="P4">Resumen:</text:p>
      <text:h text:style-name="P9" text:outline-level="1">Notas</text:h>
      <text:p text:style-name="P4">Día: //2024</text:p>
      <text:p text:style-name="P4">Tema:</text:p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Pregunta/Concepto</text:p>
          </table:table-cell>
          <table:table-cell table:style-name="Tabla3.A1" office:value-type="string">
            <text:p text:style-name="P3">Respuest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</table:table>
      <text:p text:style-name="P4"/>
      <text:p text:style-name="P4">Resumen:</text:p>
      <text:h text:style-name="P9" text:outline-level="1">Notas</text:h>
      <text:p text:style-name="P4">Día: //2024</text:p>
      <text:p text:style-name="P4">Tema:</text:p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Pregunta/Concepto</text:p>
          </table:table-cell>
          <table:table-cell table:style-name="Tabla4.A1" office:value-type="string">
            <text:p text:style-name="P3">Respuesta</text:p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</table:table>
      <text:p text:style-name="P4"/>
      <text:p text:style-name="P4">Resumen:</text:p>
      <text:h text:style-name="P9" text:outline-level="1">Notas</text:h>
      <text:p text:style-name="P4">Día: //2024</text:p>
      <text:p text:style-name="P4">Tema:</text:p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Pregunta/Concepto</text:p>
          </table:table-cell>
          <table:table-cell table:style-name="Tabla5.A1" office:value-type="string">
            <text:p text:style-name="P3">Respuesta</text:p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</table:table>
      <text:p text:style-name="P4"/>
      <text:p text:style-name="P4">Resumen:</text:p>
      <text:h text:style-name="P9" text:outline-level="1">Notas</text:h>
      <text:p text:style-name="P4">Día: //2024</text:p>
      <text:p text:style-name="P4">Tema:</text:p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">Pregunta/Concepto</text:p>
          </table:table-cell>
          <table:table-cell table:style-name="Tabla6.A1" office:value-type="string">
            <text:p text:style-name="P3">Respuesta</text:p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</table:table>
      <text:p text:style-name="P4"/>
      <text:p text:style-name="P4">Resumen:</text:p>
      <text:h text:style-name="P9" text:outline-level="1">Notas</text:h>
      <text:p text:style-name="P4">Día: //2024</text:p>
      <text:p text:style-name="P4">Tema:</text:p>
      <text:p text:style-name="P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Pregunta/Concepto</text:p>
          </table:table-cell>
          <table:table-cell table:style-name="Tabla7.A1" office:value-type="string">
            <text:p text:style-name="P3">Respuesta</text:p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  <table:table-row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</table:table>
      <text:p text:style-name="P4"/>
      <text:p text:style-name="P4">Resumen:</text:p>
      <text:h text:style-name="P9" text:outline-level="1">Notas</text:h>
      <text:p text:style-name="P4">Día: //2024</text:p>
      <text:p text:style-name="P4">Tema:</text:p>
      <text:p text:style-name="P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">Pregunta/Concepto</text:p>
          </table:table-cell>
          <table:table-cell table:style-name="Tabla8.A1" office:value-type="string">
            <text:p text:style-name="P3">Respuesta</text:p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</table:table>
      <text:p text:style-name="P4"/>
      <text:p text:style-name="P4">Resumen:</text:p>
      <text:h text:style-name="P9" text:outline-level="1">Notas</text:h>
      <text:p text:style-name="P4">Día: //2024</text:p>
      <text:p text:style-name="P4">Tema:</text:p>
      <text:p text:style-name="P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>Pregunta/Concepto</text:p>
          </table:table-cell>
          <table:table-cell table:style-name="Tabla9.A1" office:value-type="string">
            <text:p text:style-name="P3">Respuesta</text:p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  <table:table-row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</table:table>
      <text:p text:style-name="P4"/>
      <text:p text:style-name="P4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0:17:54.676004669</meta:creation-date>
    <dc:date>2024-04-24T13:55:26.902922508</dc:date>
    <meta:editing-duration>PT1H13S</meta:editing-duration>
    <meta:editing-cycles>4</meta:editing-cycles>
    <meta:generator>LibreOffice/7.6.6.3$Linux_X86_64 LibreOffice_project/60$Build-3</meta:generator>
    <meta:document-statistic meta:table-count="9" meta:image-count="0" meta:object-count="0" meta:page-count="10" meta:paragraph-count="96" meta:word-count="429" meta:character-count="2852" meta:non-whitespace-character-count="2512"/>
  </office:meta>
</office:document-meta>
</file>